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82ef" officeooo:paragraph-rsid="000782ef"/>
    </style:style>
    <style:style style:name="P2" style:family="paragraph" style:parent-style-name="Standard">
      <style:text-properties officeooo:rsid="000646bf" officeooo:paragraph-rsid="000646bf"/>
    </style:style>
    <style:style style:name="P3" style:family="paragraph" style:parent-style-name="Standard">
      <style:text-properties officeooo:paragraph-rsid="00077110"/>
    </style:style>
    <style:style style:name="P4" style:family="paragraph" style:parent-style-name="Standard">
      <style:text-properties officeooo:rsid="000782ef" officeooo:paragraph-rsid="000782ef"/>
    </style:style>
    <style:style style:name="T1" style:family="text">
      <style:text-properties officeooo:rsid="000771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blurred memory</text:p>
      <text:p text:style-name="P2"/>
      <text:p text:style-name="P2">I wanna talk about the day a was the Panamerican Championship of Tae Kwon Do.</text:p>
      <text:p text:style-name="P2"/>
      <text:p text:style-name="P2">I was only eight years old, I was become into a black belt in Tae Kwon Do, just like 3 o 5 months ago, and I was very nervous my first tournament as a black belt. The Pan <text:span text:style-name="T1">A</text:span>merican is one of the biggest tournaments in <text:span text:style-name="T1">the</text:span> continent, <text:span text:style-name="T1">and there was just my, and obviously my family giving me their support.</text:span></text:p>
      <text:p text:style-name="P2"/>
      <text:p text:style-name="P3"><text:span text:style-name="T1">I have been training a lot for that moment, and I was very very nervous… then I had the first fight and I won very easy, and the second one also I won… not to easy as first but I did it, and the last one, the fight who would decide if I was the champion or just the second place… the fitght was intense, I was winning by one point only 10 second on the clock and then we were tied, OMG, I couldn’t believe it.</text:span></text:p>
      <text:p text:style-name="P3"/>
      <text:p text:style-name="P4">The fight was over and we went for the first point, the gold point, first to make a point won, my master told me “I wanna you to do a kick after the fight starts” and I did it as the fight began I kick into the chest of my opponent and I won, I won the Pan American tournament, yeah baby!</text:p>
      <text:p text:style-name="P4"/>
      <text:p text:style-name="P4">And that's all I remember of that day and my childhood… it was a great day, but nowadays I don't train Tae Kwon Do anymo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782ef" officeooo:paragraph-rsid="000782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arlos Delgad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6T22:40:13.044662185</meta:creation-date>
    <dc:date>2020-02-16T23:08:34.566057695</dc:date>
    <meta:editing-duration>PT7M40S</meta:editing-duration>
    <meta:editing-cycles>1</meta:editing-cycles>
    <meta:document-statistic meta:table-count="0" meta:image-count="0" meta:object-count="0" meta:page-count="1" meta:paragraph-count="7" meta:word-count="255" meta:character-count="1230" meta:non-whitespace-character-count="982"/>
    <meta:generator>LibreOffice/6.3.4.2$Linux_X86_64 LibreOffice_project/30$Build-2</meta:generator>
  </office:meta>
</office:document-meta>
</file>